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072cm" svg:height="1.356cm" svg:x="4.826cm" svg:y="4.064cm">
          <draw:text-box>
            <text:p text:style-name="P1"><text:span text:style-name="T1">SSEF</text:span></text:p>
          </draw:text-box>
        </draw:frame>
        <draw:frame draw:style-name="gr1" draw:layer="layout" svg:width="3.182cm" svg:height="0.962cm" svg:x="4.826cm" svg:y="10.668cm">
          <draw:text-box>
            <text:p>FSBNDM</text:p>
          </draw:text-box>
        </draw:frame>
        <draw:frame draw:style-name="gr1" draw:layer="layout" svg:width="1.632cm" svg:height="0.962cm" svg:x="14.624cm" svg:y="6.658cm">
          <draw:text-box>
            <text:p>FJS</text:p>
          </draw:text-box>
        </draw:frame>
        <draw:frame draw:style-name="gr1" draw:text-style-name="P1" draw:layer="layout" svg:width="3.457cm" svg:height="1.356cm" svg:x="8.382cm" svg:y="7.874cm">
          <draw:text-box>
            <text:p text:style-name="P1"><text:span text:style-name="T1">EBOM</text:span></text:p>
          </draw:text-box>
        </draw:frame>
        <draw:frame draw:style-name="gr1" draw:text-style-name="P1" draw:layer="layout" svg:width="6.475cm" svg:height="1.356cm" svg:x="11.684cm" svg:y="4.064cm">
          <draw:text-box>
            <text:p text:style-name="P1"><text:span text:style-name="T1">LimitedSIMD</text:span></text:p>
          </draw:text-box>
        </draw:frame>
        <draw:frame draw:style-name="gr1" draw:text-style-name="P1" draw:layer="layout" svg:width="12.296cm" svg:height="1.356cm" svg:x="13.535cm" svg:y="8.805cm">
          <draw:text-box>
            <text:p text:style-name="P1"><text:span text:style-name="T1">SingleCharacterAlphabet</text:span></text:p>
          </draw:text-box>
        </draw:frame>
        <draw:frame draw:style-name="gr1" draw:layer="layout" svg:width="2.301cm" svg:height="0.962cm" svg:x="13.462cm" svg:y="10.668cm">
          <draw:text-box>
            <text:p>EPSM</text:p>
          </draw:text-box>
        </draw:frame>
        <draw:frame draw:style-name="gr1" draw:layer="layout" svg:width="2.331cm" svg:height="0.962cm" svg:x="9.652cm" svg:y="12.7cm">
          <draw:text-box>
            <text:p>Hash3</text:p>
          </draw:text-box>
        </draw:frame>
        <draw:frame draw:style-name="gr1" draw:layer="layout" svg:width="2.119cm" svg:height="0.962cm" svg:x="19.05cm" svg:y="5.334cm">
          <draw:text-box>
            <text:p>Naive</text:p>
          </draw:text-box>
        </draw:frame>
        <draw:frame draw:style-name="gr1" draw:layer="layout" svg:width="3.385cm" svg:height="0.962cm" svg:x="19.527cm" svg:y="10.922cm">
          <draw:text-box>
            <text:p>VeryNaive</text:p>
          </draw:text-box>
        </draw:frame>
        <draw:frame draw:style-name="gr1" draw:layer="layout" svg:width="3.914cm" svg:height="0.962cm" svg:x="15.898cm" svg:y="12.954cm">
          <draw:text-box>
            <text:p>NaiveCUDA</text:p>
          </draw:text-box>
        </draw:frame>
        <draw:frame draw:style-name="gr1" draw:layer="layout" svg:width="3.952cm" svg:height="0.962cm" svg:x="6.97cm" svg:y="15.294cm">
          <draw:text-box>
            <text:p>BoyerMoore</text:p>
          </draw:text-box>
        </draw:frame>
        <draw:frame draw:style-name="gr1" draw:layer="layout" svg:width="2.479cm" svg:height="0.962cm" svg:x="8.382cm" svg:y="2.775cm">
          <draw:text-box>
            <text:p>ShiftOr</text:p>
          </draw:text-box>
        </draw:frame>
        <draw:frame draw:style-name="gr1" draw:text-style-name="P1" draw:layer="layout" svg:width="8.617cm" svg:height="1.356cm" svg:x="13.735cm" svg:y="15.24cm">
          <draw:text-box>
            <text:p text:style-name="P1"><text:span text:style-name="T1">KnuthMorrisPratt</text:span></text:p>
          </draw:text-box>
        </draw:frame>
        <draw:frame draw:style-name="gr1" draw:layer="layout" svg:width="3.254cm" svg:height="0.962cm" svg:x="3.81cm" svg:y="6.858cm">
          <draw:text-box>
            <text:p>TestSIMD</text:p>
          </draw:text-box>
        </draw:frame>
        <draw:frame draw:style-name="gr1" draw:layer="layout" svg:width="3.707cm" svg:height="0.962cm" svg:x="3.913cm" svg:y="13.516cm">
          <draw:text-box>
            <text:p>NaiveSIM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ah Lutteropp</meta:initial-creator>
    <meta:creation-date>2016-02-09T22:26:30.966565512</meta:creation-date>
    <dc:date>2016-02-09T22:49:00.130722749</dc:date>
    <dc:creator>Sarah Lutteropp</dc:creator>
    <meta:editing-duration>PT7M19S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